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4" table:style-name="ta1">
        <table:shapes>
          <draw:frame draw:z-index="0" draw:style-name="gr1" draw:text-style-name="P1" svg:width="539.63pt" svg:height="331.31pt" svg:x="368.84pt" svg:y="1308.61pt">
            <draw:object draw:notify-on-update-of-ranges="nk5_threads_4.A2:nk5_threads_4.A101 nk5_threads_4.B2:nk5_threads_4.B101 nk5_threads_4.A2:nk5_threads_4.A101 nk5_threads_4.C2:nk5_threads_4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time_simple </text:p>
          </table:table-cell>
          <table:table-cell office:value-type="string" calcext:value-type="string">
            <text:p>time_parall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1121" calcext:value-type="float">
            <text:p>13.1121</text:p>
          </table:table-cell>
          <table:table-cell office:value-type="float" office:value="8.0978" calcext:value-type="float">
            <text:p>8.09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6844" calcext:value-type="float">
            <text:p>27.6844</text:p>
          </table:table-cell>
          <table:table-cell office:value-type="float" office:value="10.3834" calcext:value-type="float">
            <text:p>10.38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.9228" calcext:value-type="float">
            <text:p>34.9228</text:p>
          </table:table-cell>
          <table:table-cell office:value-type="float" office:value="13.5934" calcext:value-type="float">
            <text:p>13.59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.0505" calcext:value-type="float">
            <text:p>39.0505</text:p>
          </table:table-cell>
          <table:table-cell office:value-type="float" office:value="15.5533" calcext:value-type="float">
            <text:p>15.5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.0162" calcext:value-type="float">
            <text:p>48.0162</text:p>
          </table:table-cell>
          <table:table-cell office:value-type="float" office:value="15.7055" calcext:value-type="float">
            <text:p>15.7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.8945" calcext:value-type="float">
            <text:p>53.8945</text:p>
          </table:table-cell>
          <table:table-cell office:value-type="float" office:value="16.9997" calcext:value-type="float">
            <text:p>16.9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.031" calcext:value-type="float">
            <text:p>66.031</text:p>
          </table:table-cell>
          <table:table-cell office:value-type="float" office:value="24.3859" calcext:value-type="float">
            <text:p>24.38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.6118" calcext:value-type="float">
            <text:p>57.6118</text:p>
          </table:table-cell>
          <table:table-cell office:value-type="float" office:value="19.4643" calcext:value-type="float">
            <text:p>19.46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8.524" calcext:value-type="float">
            <text:p>58.524</text:p>
          </table:table-cell>
          <table:table-cell office:value-type="float" office:value="16.5011" calcext:value-type="float">
            <text:p>16.5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.4968" calcext:value-type="float">
            <text:p>61.4968</text:p>
          </table:table-cell>
          <table:table-cell office:value-type="float" office:value="18.1802" calcext:value-type="float">
            <text:p>18.18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6.498" calcext:value-type="float">
            <text:p>66.498</text:p>
          </table:table-cell>
          <table:table-cell office:value-type="float" office:value="19.6301" calcext:value-type="float">
            <text:p>19.630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.0443" calcext:value-type="float">
            <text:p>71.0443</text:p>
          </table:table-cell>
          <table:table-cell office:value-type="float" office:value="21.5448" calcext:value-type="float">
            <text:p>21.54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.5892" calcext:value-type="float">
            <text:p>76.5892</text:p>
          </table:table-cell>
          <table:table-cell office:value-type="float" office:value="22.7208" calcext:value-type="float">
            <text:p>22.72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.5103" calcext:value-type="float">
            <text:p>82.5103</text:p>
          </table:table-cell>
          <table:table-cell office:value-type="float" office:value="24.8028" calcext:value-type="float">
            <text:p>24.8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.3386" calcext:value-type="float">
            <text:p>88.3386</text:p>
          </table:table-cell>
          <table:table-cell office:value-type="float" office:value="25.8307" calcext:value-type="float">
            <text:p>25.83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.2377" calcext:value-type="float">
            <text:p>94.2377</text:p>
          </table:table-cell>
          <table:table-cell office:value-type="float" office:value="28.102" calcext:value-type="float">
            <text:p>28.1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9.5504" calcext:value-type="float">
            <text:p>99.5504</text:p>
          </table:table-cell>
          <table:table-cell office:value-type="float" office:value="29.3637" calcext:value-type="float">
            <text:p>29.36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5.771" calcext:value-type="float">
            <text:p>105.771</text:p>
          </table:table-cell>
          <table:table-cell office:value-type="float" office:value="30.8011" calcext:value-type="float">
            <text:p>30.80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.18" calcext:value-type="float">
            <text:p>112.18</text:p>
          </table:table-cell>
          <table:table-cell office:value-type="float" office:value="32.5469" calcext:value-type="float">
            <text:p>32.54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.014" calcext:value-type="float">
            <text:p>117.014</text:p>
          </table:table-cell>
          <table:table-cell office:value-type="float" office:value="33.8883" calcext:value-type="float">
            <text:p>33.88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3.588" calcext:value-type="float">
            <text:p>123.588</text:p>
          </table:table-cell>
          <table:table-cell office:value-type="float" office:value="36.06" calcext:value-type="float">
            <text:p>36.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9.165" calcext:value-type="float">
            <text:p>129.165</text:p>
          </table:table-cell>
          <table:table-cell office:value-type="float" office:value="37.2206" calcext:value-type="float">
            <text:p>37.22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5.746" calcext:value-type="float">
            <text:p>135.746</text:p>
          </table:table-cell>
          <table:table-cell office:value-type="float" office:value="38.7406" calcext:value-type="float">
            <text:p>38.740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.031" calcext:value-type="float">
            <text:p>141.031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7.108" calcext:value-type="float">
            <text:p>147.108</text:p>
          </table:table-cell>
          <table:table-cell office:value-type="float" office:value="41.9277" calcext:value-type="float">
            <text:p>41.92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958" calcext:value-type="float">
            <text:p>147.958</text:p>
          </table:table-cell>
          <table:table-cell office:value-type="float" office:value="43.7444" calcext:value-type="float">
            <text:p>43.74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.043" calcext:value-type="float">
            <text:p>149.043</text:p>
          </table:table-cell>
          <table:table-cell office:value-type="float" office:value="44.7462" calcext:value-type="float">
            <text:p>44.746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5.474" calcext:value-type="float">
            <text:p>155.474</text:p>
          </table:table-cell>
          <table:table-cell office:value-type="float" office:value="50.5043" calcext:value-type="float">
            <text:p>50.50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9.906" calcext:value-type="float">
            <text:p>159.906</text:p>
          </table:table-cell>
          <table:table-cell office:value-type="float" office:value="48.0464" calcext:value-type="float">
            <text:p>48.04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5.937" calcext:value-type="float">
            <text:p>165.937</text:p>
          </table:table-cell>
          <table:table-cell office:value-type="float" office:value="49.564" calcext:value-type="float">
            <text:p>49.56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1.789" calcext:value-type="float">
            <text:p>171.789</text:p>
          </table:table-cell>
          <table:table-cell office:value-type="float" office:value="51.1786" calcext:value-type="float">
            <text:p>51.17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7.002" calcext:value-type="float">
            <text:p>177.002</text:p>
          </table:table-cell>
          <table:table-cell office:value-type="float" office:value="53.0649" calcext:value-type="float">
            <text:p>53.06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2.03" calcext:value-type="float">
            <text:p>182.03</text:p>
          </table:table-cell>
          <table:table-cell office:value-type="float" office:value="54.0718" calcext:value-type="float">
            <text:p>54.07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92.972" calcext:value-type="float">
            <text:p>192.972</text:p>
          </table:table-cell>
          <table:table-cell office:value-type="float" office:value="56.5405" calcext:value-type="float">
            <text:p>56.54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99.248" calcext:value-type="float">
            <text:p>199.248</text:p>
          </table:table-cell>
          <table:table-cell office:value-type="float" office:value="57.6911" calcext:value-type="float">
            <text:p>57.69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3.569" calcext:value-type="float">
            <text:p>203.569</text:p>
          </table:table-cell>
          <table:table-cell office:value-type="float" office:value="58.9818" calcext:value-type="float">
            <text:p>58.98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09.506" calcext:value-type="float">
            <text:p>209.506</text:p>
          </table:table-cell>
          <table:table-cell office:value-type="float" office:value="60.516" calcext:value-type="float">
            <text:p>60.5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5.831" calcext:value-type="float">
            <text:p>215.831</text:p>
          </table:table-cell>
          <table:table-cell office:value-type="float" office:value="63.1574" calcext:value-type="float">
            <text:p>63.157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9.407" calcext:value-type="float">
            <text:p>219.407</text:p>
          </table:table-cell>
          <table:table-cell office:value-type="float" office:value="63.8207" calcext:value-type="float">
            <text:p>63.82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2.991" calcext:value-type="float">
            <text:p>242.991</text:p>
          </table:table-cell>
          <table:table-cell office:value-type="float" office:value="66.2733" calcext:value-type="float">
            <text:p>66.273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4.003" calcext:value-type="float">
            <text:p>234.003</text:p>
          </table:table-cell>
          <table:table-cell office:value-type="float" office:value="66.5449" calcext:value-type="float">
            <text:p>66.54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2.163" calcext:value-type="float">
            <text:p>232.163</text:p>
          </table:table-cell>
          <table:table-cell office:value-type="float" office:value="69.5827" calcext:value-type="float">
            <text:p>69.58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6.515" calcext:value-type="float">
            <text:p>236.515</text:p>
          </table:table-cell>
          <table:table-cell office:value-type="float" office:value="69.6433" calcext:value-type="float">
            <text:p>69.64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45.035" calcext:value-type="float">
            <text:p>245.035</text:p>
          </table:table-cell>
          <table:table-cell office:value-type="float" office:value="71.8678" calcext:value-type="float">
            <text:p>71.867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2.766" calcext:value-type="float">
            <text:p>252.766</text:p>
          </table:table-cell>
          <table:table-cell office:value-type="float" office:value="73.1298" calcext:value-type="float">
            <text:p>73.12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6.699" calcext:value-type="float">
            <text:p>256.699</text:p>
          </table:table-cell>
          <table:table-cell office:value-type="float" office:value="75.1831" calcext:value-type="float">
            <text:p>75.18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2.122" calcext:value-type="float">
            <text:p>262.122</text:p>
          </table:table-cell>
          <table:table-cell office:value-type="float" office:value="76.7964" calcext:value-type="float">
            <text:p>76.79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1.462" calcext:value-type="float">
            <text:p>271.462</text:p>
          </table:table-cell>
          <table:table-cell office:value-type="float" office:value="78.2307" calcext:value-type="float">
            <text:p>78.23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74.46" calcext:value-type="float">
            <text:p>274.46</text:p>
          </table:table-cell>
          <table:table-cell office:value-type="float" office:value="79.338" calcext:value-type="float">
            <text:p>79.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8.25" calcext:value-type="float">
            <text:p>278.25</text:p>
          </table:table-cell>
          <table:table-cell office:value-type="float" office:value="81.4846" calcext:value-type="float">
            <text:p>81.484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3.744" calcext:value-type="float">
            <text:p>473.744</text:p>
          </table:table-cell>
          <table:table-cell office:value-type="float" office:value="138.18" calcext:value-type="float">
            <text:p>138.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75.609" calcext:value-type="float">
            <text:p>375.609</text:p>
          </table:table-cell>
          <table:table-cell office:value-type="float" office:value="94.6465" calcext:value-type="float">
            <text:p>94.646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2.727" calcext:value-type="float">
            <text:p>302.727</text:p>
          </table:table-cell>
          <table:table-cell office:value-type="float" office:value="86.1755" calcext:value-type="float">
            <text:p>86.175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0.536" calcext:value-type="float">
            <text:p>300.536</text:p>
          </table:table-cell>
          <table:table-cell office:value-type="float" office:value="87.6943" calcext:value-type="float">
            <text:p>87.694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5.786" calcext:value-type="float">
            <text:p>305.786</text:p>
          </table:table-cell>
          <table:table-cell office:value-type="float" office:value="88.3745" calcext:value-type="float">
            <text:p>88.374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14.606" calcext:value-type="float">
            <text:p>314.606</text:p>
          </table:table-cell>
          <table:table-cell office:value-type="float" office:value="91.3517" calcext:value-type="float">
            <text:p>91.35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13.898" calcext:value-type="float">
            <text:p>313.898</text:p>
          </table:table-cell>
          <table:table-cell office:value-type="float" office:value="91.9242" calcext:value-type="float">
            <text:p>91.924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19.225" calcext:value-type="float">
            <text:p>319.225</text:p>
          </table:table-cell>
          <table:table-cell office:value-type="float" office:value="93.8527" calcext:value-type="float">
            <text:p>93.852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7.086" calcext:value-type="float">
            <text:p>327.086</text:p>
          </table:table-cell>
          <table:table-cell office:value-type="float" office:value="95.0915" calcext:value-type="float">
            <text:p>95.09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8.572" calcext:value-type="float">
            <text:p>328.572</text:p>
          </table:table-cell>
          <table:table-cell office:value-type="float" office:value="96.0026" calcext:value-type="float">
            <text:p>96.002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37.103" calcext:value-type="float">
            <text:p>337.103</text:p>
          </table:table-cell>
          <table:table-cell office:value-type="float" office:value="97.9055" calcext:value-type="float">
            <text:p>97.90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42.648" calcext:value-type="float">
            <text:p>342.648</text:p>
          </table:table-cell>
          <table:table-cell office:value-type="float" office:value="100.346" calcext:value-type="float">
            <text:p>100.34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43.269" calcext:value-type="float">
            <text:p>343.269</text:p>
          </table:table-cell>
          <table:table-cell office:value-type="float" office:value="100.877" calcext:value-type="float">
            <text:p>100.8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5.103" calcext:value-type="float">
            <text:p>355.103</text:p>
          </table:table-cell>
          <table:table-cell office:value-type="float" office:value="103.123" calcext:value-type="float">
            <text:p>103.12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54.608" calcext:value-type="float">
            <text:p>354.608</text:p>
          </table:table-cell>
          <table:table-cell office:value-type="float" office:value="105.048" calcext:value-type="float">
            <text:p>105.0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67.413" calcext:value-type="float">
            <text:p>367.413</text:p>
          </table:table-cell>
          <table:table-cell office:value-type="float" office:value="106.145" calcext:value-type="float">
            <text:p>106.1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70.62" calcext:value-type="float">
            <text:p>370.62</text:p>
          </table:table-cell>
          <table:table-cell office:value-type="float" office:value="108.377" calcext:value-type="float">
            <text:p>108.3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78.227" calcext:value-type="float">
            <text:p>378.227</text:p>
          </table:table-cell>
          <table:table-cell office:value-type="float" office:value="110.099" calcext:value-type="float">
            <text:p>110.09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81.26" calcext:value-type="float">
            <text:p>381.26</text:p>
          </table:table-cell>
          <table:table-cell office:value-type="float" office:value="110.485" calcext:value-type="float">
            <text:p>110.4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89.153" calcext:value-type="float">
            <text:p>389.153</text:p>
          </table:table-cell>
          <table:table-cell office:value-type="float" office:value="112.851" calcext:value-type="float">
            <text:p>112.85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91.964" calcext:value-type="float">
            <text:p>391.964</text:p>
          </table:table-cell>
          <table:table-cell office:value-type="float" office:value="114.124" calcext:value-type="float">
            <text:p>114.1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2.996" calcext:value-type="float">
            <text:p>402.996</text:p>
          </table:table-cell>
          <table:table-cell office:value-type="float" office:value="158.04" calcext:value-type="float">
            <text:p>158.0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11.81" calcext:value-type="float">
            <text:p>411.81</text:p>
          </table:table-cell>
          <table:table-cell office:value-type="float" office:value="118.084" calcext:value-type="float">
            <text:p>118.08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03.645" calcext:value-type="float">
            <text:p>403.645</text:p>
          </table:table-cell>
          <table:table-cell office:value-type="float" office:value="119.155" calcext:value-type="float">
            <text:p>119.1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1.335" calcext:value-type="float">
            <text:p>411.335</text:p>
          </table:table-cell>
          <table:table-cell office:value-type="float" office:value="121.113" calcext:value-type="float">
            <text:p>121.1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19.434" calcext:value-type="float">
            <text:p>419.434</text:p>
          </table:table-cell>
          <table:table-cell office:value-type="float" office:value="122.159" calcext:value-type="float">
            <text:p>122.1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3.433" calcext:value-type="float">
            <text:p>433.433</text:p>
          </table:table-cell>
          <table:table-cell office:value-type="float" office:value="124.01" calcext:value-type="float">
            <text:p>124.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25.525" calcext:value-type="float">
            <text:p>425.525</text:p>
          </table:table-cell>
          <table:table-cell office:value-type="float" office:value="125.007" calcext:value-type="float">
            <text:p>125.00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7.392" calcext:value-type="float">
            <text:p>447.392</text:p>
          </table:table-cell>
          <table:table-cell office:value-type="float" office:value="131.123" calcext:value-type="float">
            <text:p>131.1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3.579" calcext:value-type="float">
            <text:p>463.579</text:p>
          </table:table-cell>
          <table:table-cell office:value-type="float" office:value="135.746" calcext:value-type="float">
            <text:p>135.7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12.08" calcext:value-type="float">
            <text:p>512.08</text:p>
          </table:table-cell>
          <table:table-cell office:value-type="float" office:value="130.252" calcext:value-type="float">
            <text:p>130.2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51.44" calcext:value-type="float">
            <text:p>451.44</text:p>
          </table:table-cell>
          <table:table-cell office:value-type="float" office:value="131.29" calcext:value-type="float">
            <text:p>131.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58.243" calcext:value-type="float">
            <text:p>458.243</text:p>
          </table:table-cell>
          <table:table-cell office:value-type="float" office:value="133.052" calcext:value-type="float">
            <text:p>133.05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61.658" calcext:value-type="float">
            <text:p>461.658</text:p>
          </table:table-cell>
          <table:table-cell office:value-type="float" office:value="135.287" calcext:value-type="float">
            <text:p>135.28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2.016" calcext:value-type="float">
            <text:p>472.016</text:p>
          </table:table-cell>
          <table:table-cell office:value-type="float" office:value="137.037" calcext:value-type="float">
            <text:p>137.0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74.904" calcext:value-type="float">
            <text:p>474.904</text:p>
          </table:table-cell>
          <table:table-cell office:value-type="float" office:value="137.171" calcext:value-type="float">
            <text:p>137.17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77.085" calcext:value-type="float">
            <text:p>477.085</text:p>
          </table:table-cell>
          <table:table-cell office:value-type="float" office:value="138.463" calcext:value-type="float">
            <text:p>138.4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84.954" calcext:value-type="float">
            <text:p>484.954</text:p>
          </table:table-cell>
          <table:table-cell office:value-type="float" office:value="140.693" calcext:value-type="float">
            <text:p>140.69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88.152" calcext:value-type="float">
            <text:p>488.152</text:p>
          </table:table-cell>
          <table:table-cell office:value-type="float" office:value="141.98" calcext:value-type="float">
            <text:p>141.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95.58" calcext:value-type="float">
            <text:p>495.58</text:p>
          </table:table-cell>
          <table:table-cell office:value-type="float" office:value="144.29" calcext:value-type="float">
            <text:p>144.2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11.232" calcext:value-type="float">
            <text:p>511.232</text:p>
          </table:table-cell>
          <table:table-cell office:value-type="float" office:value="156.935" calcext:value-type="float">
            <text:p>156.9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6.413" calcext:value-type="float">
            <text:p>506.413</text:p>
          </table:table-cell>
          <table:table-cell office:value-type="float" office:value="147.097" calcext:value-type="float">
            <text:p>147.09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10.585" calcext:value-type="float">
            <text:p>510.585</text:p>
          </table:table-cell>
          <table:table-cell office:value-type="float" office:value="148.188" calcext:value-type="float">
            <text:p>148.18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16.593" calcext:value-type="float">
            <text:p>516.593</text:p>
          </table:table-cell>
          <table:table-cell office:value-type="float" office:value="150.533" calcext:value-type="float">
            <text:p>150.53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25.46" calcext:value-type="float">
            <text:p>525.46</text:p>
          </table:table-cell>
          <table:table-cell office:value-type="float" office:value="153.544" calcext:value-type="float">
            <text:p>153.54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28.598" calcext:value-type="float">
            <text:p>528.598</text:p>
          </table:table-cell>
          <table:table-cell office:value-type="float" office:value="153.673" calcext:value-type="float">
            <text:p>153.67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36.058" calcext:value-type="float">
            <text:p>536.058</text:p>
          </table:table-cell>
          <table:table-cell office:value-type="float" office:value="154.255" calcext:value-type="float">
            <text:p>154.2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52.264" calcext:value-type="float">
            <text:p>552.264</text:p>
          </table:table-cell>
          <table:table-cell office:value-type="float" office:value="157.717" calcext:value-type="float">
            <text:p>157.7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47.079" calcext:value-type="float">
            <text:p>547.079</text:p>
          </table:table-cell>
          <table:table-cell office:value-type="float" office:value="158.627" calcext:value-type="float">
            <text:p>158.62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1.758" calcext:value-type="float">
            <text:p>551.758</text:p>
          </table:table-cell>
          <table:table-cell office:value-type="float" office:value="159.868" calcext:value-type="float">
            <text:p>159.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10:11:29.310538595</dc:date>
    <meta:editing-duration>PT4M7S</meta:editing-duration>
    <meta:editing-cycles>1</meta:editing-cycles>
    <meta:document-statistic meta:table-count="1" meta:cell-count="30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38cm" svg:height="11.689cm" xlink:href=".." xlink:type="simple" chart:class="chart:scatter" chart:style-name="ch1">
        <chart:title svg:x="5.52cm" svg:y="0.369cm" chart:style-name="ch2">
          <text:p>График времени вычисления при n=5</text:p>
        </chart:title>
        <chart:subtitle svg:x="7.504cm" svg:y="1.407cm" chart:style-name="ch3">
          <text:p>Количество потоков 4</text:p>
        </chart:subtitle>
        <chart:legend chart:legend-position="end" svg:x="14.757cm" svg:y="5.296cm" style:legend-expansion="high" chart:style-name="ch4"/>
        <chart:plot-area chart:style-name="ch5" table:cell-range-address="nk5_threads_4.A2:nk5_threads_4.C101" chart:data-source-has-labels="row" svg:x="1.391cm" svg:y="2.349cm" svg:width="12.986cm" svg:height="8.126cm">
          <chartooo:coordinate-region svg:x="2.198cm" svg:y="2.548cm" svg:width="11.807cm" svg:height="7.28cm"/>
          <chart:axis chart:dimension="x" chart:name="primary-x" chart:style-name="ch6">
            <chart:title svg:x="7.708cm" svg:y="10.708cm" chart:style-name="ch7">
              <text:p>N</text:p>
            </chart:title>
          </chart:axis>
          <chart:axis chart:dimension="y" chart:name="primary-y" chart:style-name="ch8">
            <chart:title svg:x="0.451cm" svg:y="6.721cm" chart:style-name="ch9">
              <text:p>мкс</text:p>
            </chart:title>
            <chart:grid chart:style-name="ch10" chart:class="major"/>
          </chart:axis>
          <chart:series chart:style-name="ch11" chart:values-cell-range-address="nk5_threads_4.B2:nk5_threads_4.B101" loext:label-string="последовательный" chart:class="chart:scatter">
            <chart:domain table:cell-range-address="nk5_threads_4.A2:nk5_threads_4.A101"/>
            <chart:data-point chart:repeated="100"/>
          </chart:series>
          <chart:series chart:style-name="ch12" chart:values-cell-range-address="nk5_threads_4.C2:nk5_threads_4.C101" loext:label-string="параллельный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последовательный</text:p>
              </table:table-cell>
              <table:table-cell office:value-type="string">
                <text:p>параллельный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4.A2:nk5_threads_4.A101</svg:desc>
                </draw:g>
              </table:table-cell>
              <table:table-cell office:value-type="float" office:value="13.1121">
                <text:p>13.1121</text:p>
                <draw:g>
                  <svg:desc>nk5_threads_4.B2:nk5_threads_4.B101</svg:desc>
                </draw:g>
              </table:table-cell>
              <table:table-cell office:value-type="float" office:value="8.0978">
                <text:p>8.0978</text:p>
                <draw:g>
                  <svg:desc>nk5_threads_4.C2:nk5_threads_4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7.6844">
                <text:p>27.6844</text:p>
              </table:table-cell>
              <table:table-cell office:value-type="float" office:value="10.3834">
                <text:p>10.3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34.9228">
                <text:p>34.9228</text:p>
              </table:table-cell>
              <table:table-cell office:value-type="float" office:value="13.5934">
                <text:p>13.5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.0505">
                <text:p>39.0505</text:p>
              </table:table-cell>
              <table:table-cell office:value-type="float" office:value="15.5533">
                <text:p>15.5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8.0162">
                <text:p>48.0162</text:p>
              </table:table-cell>
              <table:table-cell office:value-type="float" office:value="15.7055">
                <text:p>15.7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3.8945">
                <text:p>53.8945</text:p>
              </table:table-cell>
              <table:table-cell office:value-type="float" office:value="16.9997">
                <text:p>16.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6.031">
                <text:p>66.031</text:p>
              </table:table-cell>
              <table:table-cell office:value-type="float" office:value="24.3859">
                <text:p>24.3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7.6118">
                <text:p>57.6118</text:p>
              </table:table-cell>
              <table:table-cell office:value-type="float" office:value="19.4643">
                <text:p>19.46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8.524">
                <text:p>58.524</text:p>
              </table:table-cell>
              <table:table-cell office:value-type="float" office:value="16.5011">
                <text:p>16.5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1.4968">
                <text:p>61.4968</text:p>
              </table:table-cell>
              <table:table-cell office:value-type="float" office:value="18.1802">
                <text:p>18.18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66.498">
                <text:p>66.498</text:p>
              </table:table-cell>
              <table:table-cell office:value-type="float" office:value="19.6301">
                <text:p>19.6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71.0443">
                <text:p>71.0443</text:p>
              </table:table-cell>
              <table:table-cell office:value-type="float" office:value="21.5448">
                <text:p>21.5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76.5892">
                <text:p>76.5892</text:p>
              </table:table-cell>
              <table:table-cell office:value-type="float" office:value="22.7208">
                <text:p>22.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82.5103">
                <text:p>82.5103</text:p>
              </table:table-cell>
              <table:table-cell office:value-type="float" office:value="24.8028">
                <text:p>24.8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88.3386">
                <text:p>88.3386</text:p>
              </table:table-cell>
              <table:table-cell office:value-type="float" office:value="25.8307">
                <text:p>25.8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94.2377">
                <text:p>94.2377</text:p>
              </table:table-cell>
              <table:table-cell office:value-type="float" office:value="28.102">
                <text:p>28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99.5504">
                <text:p>99.5504</text:p>
              </table:table-cell>
              <table:table-cell office:value-type="float" office:value="29.3637">
                <text:p>29.3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05.771">
                <text:p>105.771</text:p>
              </table:table-cell>
              <table:table-cell office:value-type="float" office:value="30.8011">
                <text:p>30.80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12.18">
                <text:p>112.18</text:p>
              </table:table-cell>
              <table:table-cell office:value-type="float" office:value="32.5469">
                <text:p>32.54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7.014">
                <text:p>117.014</text:p>
              </table:table-cell>
              <table:table-cell office:value-type="float" office:value="33.8883">
                <text:p>33.8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23.588">
                <text:p>123.588</text:p>
              </table:table-cell>
              <table:table-cell office:value-type="float" office:value="36.06">
                <text:p>36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29.165">
                <text:p>129.165</text:p>
              </table:table-cell>
              <table:table-cell office:value-type="float" office:value="37.2206">
                <text:p>37.2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35.746">
                <text:p>135.746</text:p>
              </table:table-cell>
              <table:table-cell office:value-type="float" office:value="38.7406">
                <text:p>38.7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41.031">
                <text:p>141.031</text:p>
              </table:table-cell>
              <table:table-cell office:value-type="float" office:value="40.63">
                <text:p>40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47.108">
                <text:p>147.108</text:p>
              </table:table-cell>
              <table:table-cell office:value-type="float" office:value="41.9277">
                <text:p>41.92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47.958">
                <text:p>147.958</text:p>
              </table:table-cell>
              <table:table-cell office:value-type="float" office:value="43.7444">
                <text:p>43.7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49.043">
                <text:p>149.043</text:p>
              </table:table-cell>
              <table:table-cell office:value-type="float" office:value="44.7462">
                <text:p>44.7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55.474">
                <text:p>155.474</text:p>
              </table:table-cell>
              <table:table-cell office:value-type="float" office:value="50.5043">
                <text:p>50.50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59.906">
                <text:p>159.906</text:p>
              </table:table-cell>
              <table:table-cell office:value-type="float" office:value="48.0464">
                <text:p>48.0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65.937">
                <text:p>165.937</text:p>
              </table:table-cell>
              <table:table-cell office:value-type="float" office:value="49.564">
                <text:p>49.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71.789">
                <text:p>171.789</text:p>
              </table:table-cell>
              <table:table-cell office:value-type="float" office:value="51.1786">
                <text:p>51.1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77.002">
                <text:p>177.002</text:p>
              </table:table-cell>
              <table:table-cell office:value-type="float" office:value="53.0649">
                <text:p>53.0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82.03">
                <text:p>182.03</text:p>
              </table:table-cell>
              <table:table-cell office:value-type="float" office:value="54.0718">
                <text:p>54.0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92.972">
                <text:p>192.972</text:p>
              </table:table-cell>
              <table:table-cell office:value-type="float" office:value="56.5405">
                <text:p>56.54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99.248">
                <text:p>199.248</text:p>
              </table:table-cell>
              <table:table-cell office:value-type="float" office:value="57.6911">
                <text:p>57.69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03.569">
                <text:p>203.569</text:p>
              </table:table-cell>
              <table:table-cell office:value-type="float" office:value="58.9818">
                <text:p>58.9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09.506">
                <text:p>209.506</text:p>
              </table:table-cell>
              <table:table-cell office:value-type="float" office:value="60.516">
                <text:p>60.5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15.831">
                <text:p>215.831</text:p>
              </table:table-cell>
              <table:table-cell office:value-type="float" office:value="63.1574">
                <text:p>63.15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19.407">
                <text:p>219.407</text:p>
              </table:table-cell>
              <table:table-cell office:value-type="float" office:value="63.8207">
                <text:p>63.8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42.991">
                <text:p>242.991</text:p>
              </table:table-cell>
              <table:table-cell office:value-type="float" office:value="66.2733">
                <text:p>66.2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34.003">
                <text:p>234.003</text:p>
              </table:table-cell>
              <table:table-cell office:value-type="float" office:value="66.5449">
                <text:p>66.54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32.163">
                <text:p>232.163</text:p>
              </table:table-cell>
              <table:table-cell office:value-type="float" office:value="69.5827">
                <text:p>69.5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36.515">
                <text:p>236.515</text:p>
              </table:table-cell>
              <table:table-cell office:value-type="float" office:value="69.6433">
                <text:p>69.6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45.035">
                <text:p>245.035</text:p>
              </table:table-cell>
              <table:table-cell office:value-type="float" office:value="71.8678">
                <text:p>71.86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52.766">
                <text:p>252.766</text:p>
              </table:table-cell>
              <table:table-cell office:value-type="float" office:value="73.1298">
                <text:p>73.12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56.699">
                <text:p>256.699</text:p>
              </table:table-cell>
              <table:table-cell office:value-type="float" office:value="75.1831">
                <text:p>75.1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62.122">
                <text:p>262.122</text:p>
              </table:table-cell>
              <table:table-cell office:value-type="float" office:value="76.7964">
                <text:p>76.7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71.462">
                <text:p>271.462</text:p>
              </table:table-cell>
              <table:table-cell office:value-type="float" office:value="78.2307">
                <text:p>78.2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74.46">
                <text:p>274.46</text:p>
              </table:table-cell>
              <table:table-cell office:value-type="float" office:value="79.338">
                <text:p>79.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78.25">
                <text:p>278.25</text:p>
              </table:table-cell>
              <table:table-cell office:value-type="float" office:value="81.4846">
                <text:p>81.4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473.744">
                <text:p>473.744</text:p>
              </table:table-cell>
              <table:table-cell office:value-type="float" office:value="138.18">
                <text:p>138.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75.609">
                <text:p>375.609</text:p>
              </table:table-cell>
              <table:table-cell office:value-type="float" office:value="94.6465">
                <text:p>94.64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02.727">
                <text:p>302.727</text:p>
              </table:table-cell>
              <table:table-cell office:value-type="float" office:value="86.1755">
                <text:p>86.1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00.536">
                <text:p>300.536</text:p>
              </table:table-cell>
              <table:table-cell office:value-type="float" office:value="87.6943">
                <text:p>87.6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05.786">
                <text:p>305.786</text:p>
              </table:table-cell>
              <table:table-cell office:value-type="float" office:value="88.3745">
                <text:p>88.37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14.606">
                <text:p>314.606</text:p>
              </table:table-cell>
              <table:table-cell office:value-type="float" office:value="91.3517">
                <text:p>91.3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13.898">
                <text:p>313.898</text:p>
              </table:table-cell>
              <table:table-cell office:value-type="float" office:value="91.9242">
                <text:p>91.92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19.225">
                <text:p>319.225</text:p>
              </table:table-cell>
              <table:table-cell office:value-type="float" office:value="93.8527">
                <text:p>93.8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27.086">
                <text:p>327.086</text:p>
              </table:table-cell>
              <table:table-cell office:value-type="float" office:value="95.0915">
                <text:p>95.09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28.572">
                <text:p>328.572</text:p>
              </table:table-cell>
              <table:table-cell office:value-type="float" office:value="96.0026">
                <text:p>96.00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37.103">
                <text:p>337.103</text:p>
              </table:table-cell>
              <table:table-cell office:value-type="float" office:value="97.9055">
                <text:p>97.9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42.648">
                <text:p>342.648</text:p>
              </table:table-cell>
              <table:table-cell office:value-type="float" office:value="100.346">
                <text:p>100.3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43.269">
                <text:p>343.269</text:p>
              </table:table-cell>
              <table:table-cell office:value-type="float" office:value="100.877">
                <text:p>100.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55.103">
                <text:p>355.103</text:p>
              </table:table-cell>
              <table:table-cell office:value-type="float" office:value="103.123">
                <text:p>103.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54.608">
                <text:p>354.608</text:p>
              </table:table-cell>
              <table:table-cell office:value-type="float" office:value="105.048">
                <text:p>105.0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67.413">
                <text:p>367.413</text:p>
              </table:table-cell>
              <table:table-cell office:value-type="float" office:value="106.145">
                <text:p>106.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70.62">
                <text:p>370.62</text:p>
              </table:table-cell>
              <table:table-cell office:value-type="float" office:value="108.377">
                <text:p>108.3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78.227">
                <text:p>378.227</text:p>
              </table:table-cell>
              <table:table-cell office:value-type="float" office:value="110.099">
                <text:p>110.0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81.26">
                <text:p>381.26</text:p>
              </table:table-cell>
              <table:table-cell office:value-type="float" office:value="110.485">
                <text:p>110.4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89.153">
                <text:p>389.153</text:p>
              </table:table-cell>
              <table:table-cell office:value-type="float" office:value="112.851">
                <text:p>112.8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91.964">
                <text:p>391.964</text:p>
              </table:table-cell>
              <table:table-cell office:value-type="float" office:value="114.124">
                <text:p>114.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402.996">
                <text:p>402.996</text:p>
              </table:table-cell>
              <table:table-cell office:value-type="float" office:value="158.04">
                <text:p>158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11.81">
                <text:p>411.81</text:p>
              </table:table-cell>
              <table:table-cell office:value-type="float" office:value="118.084">
                <text:p>118.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03.645">
                <text:p>403.645</text:p>
              </table:table-cell>
              <table:table-cell office:value-type="float" office:value="119.155">
                <text:p>119.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11.335">
                <text:p>411.335</text:p>
              </table:table-cell>
              <table:table-cell office:value-type="float" office:value="121.113">
                <text:p>121.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19.434">
                <text:p>419.434</text:p>
              </table:table-cell>
              <table:table-cell office:value-type="float" office:value="122.159">
                <text:p>122.1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33.433">
                <text:p>433.433</text:p>
              </table:table-cell>
              <table:table-cell office:value-type="float" office:value="124.01">
                <text:p>124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25.525">
                <text:p>425.525</text:p>
              </table:table-cell>
              <table:table-cell office:value-type="float" office:value="125.007">
                <text:p>125.0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47.392">
                <text:p>447.392</text:p>
              </table:table-cell>
              <table:table-cell office:value-type="float" office:value="131.123">
                <text:p>131.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63.579">
                <text:p>463.579</text:p>
              </table:table-cell>
              <table:table-cell office:value-type="float" office:value="135.746">
                <text:p>135.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12.08">
                <text:p>512.08</text:p>
              </table:table-cell>
              <table:table-cell office:value-type="float" office:value="130.252">
                <text:p>130.2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51.44">
                <text:p>451.44</text:p>
              </table:table-cell>
              <table:table-cell office:value-type="float" office:value="131.29">
                <text:p>131.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58.243">
                <text:p>458.243</text:p>
              </table:table-cell>
              <table:table-cell office:value-type="float" office:value="133.052">
                <text:p>133.0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61.658">
                <text:p>461.658</text:p>
              </table:table-cell>
              <table:table-cell office:value-type="float" office:value="135.287">
                <text:p>135.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472.016">
                <text:p>472.016</text:p>
              </table:table-cell>
              <table:table-cell office:value-type="float" office:value="137.037">
                <text:p>137.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74.904">
                <text:p>474.904</text:p>
              </table:table-cell>
              <table:table-cell office:value-type="float" office:value="137.171">
                <text:p>137.1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77.085">
                <text:p>477.085</text:p>
              </table:table-cell>
              <table:table-cell office:value-type="float" office:value="138.463">
                <text:p>138.4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84.954">
                <text:p>484.954</text:p>
              </table:table-cell>
              <table:table-cell office:value-type="float" office:value="140.693">
                <text:p>140.6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88.152">
                <text:p>488.152</text:p>
              </table:table-cell>
              <table:table-cell office:value-type="float" office:value="141.98">
                <text:p>141.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95.58">
                <text:p>495.58</text:p>
              </table:table-cell>
              <table:table-cell office:value-type="float" office:value="144.29">
                <text:p>144.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11.232">
                <text:p>511.232</text:p>
              </table:table-cell>
              <table:table-cell office:value-type="float" office:value="156.935">
                <text:p>156.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6.413">
                <text:p>506.413</text:p>
              </table:table-cell>
              <table:table-cell office:value-type="float" office:value="147.097">
                <text:p>147.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10.585">
                <text:p>510.585</text:p>
              </table:table-cell>
              <table:table-cell office:value-type="float" office:value="148.188">
                <text:p>148.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16.593">
                <text:p>516.593</text:p>
              </table:table-cell>
              <table:table-cell office:value-type="float" office:value="150.533">
                <text:p>150.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25.46">
                <text:p>525.46</text:p>
              </table:table-cell>
              <table:table-cell office:value-type="float" office:value="153.544">
                <text:p>153.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28.598">
                <text:p>528.598</text:p>
              </table:table-cell>
              <table:table-cell office:value-type="float" office:value="153.673">
                <text:p>153.6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36.058">
                <text:p>536.058</text:p>
              </table:table-cell>
              <table:table-cell office:value-type="float" office:value="154.255">
                <text:p>154.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52.264">
                <text:p>552.264</text:p>
              </table:table-cell>
              <table:table-cell office:value-type="float" office:value="157.717">
                <text:p>157.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547.079">
                <text:p>547.079</text:p>
              </table:table-cell>
              <table:table-cell office:value-type="float" office:value="158.627">
                <text:p>158.6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51.758">
                <text:p>551.758</text:p>
              </table:table-cell>
              <table:table-cell office:value-type="float" office:value="159.868">
                <text:p>159.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